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1" svg:font-family="Arial"/>
    <style:font-face style:name="Courier New" svg:font-family="'Courier New'" style:font-family-generic="modern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Verdana" fo:font-size="10pt" fo:font-weight="bold" style:font-size-asian="10pt" style:font-weight-asian="bold" style:font-name-complex="Arial"/>
    </style:style>
    <style:style style:name="P2" style:family="paragraph" style:parent-style-name="Standard">
      <style:paragraph-properties fo:text-align="justify" style:justify-single-word="false"/>
      <style:text-properties style:font-name="Verdana" fo:font-size="10pt" fo:font-weight="bold" style:font-size-asian="10pt" style:font-weight-asian="bold" style:font-name-complex="Arial"/>
    </style:style>
    <style:style style:name="P3" style:family="paragraph" style:parent-style-name="Standard">
      <style:paragraph-properties fo:text-align="justify" style:justify-single-word="false"/>
      <style:text-properties style:font-name="Verdana" fo:font-size="10pt" style:font-size-asian="10pt"/>
    </style:style>
    <style:style style:name="P4" style:family="paragraph" style:parent-style-name="Standard">
      <style:paragraph-properties fo:text-align="justify" style:justify-single-word="false"/>
      <style:text-properties style:font-name="Verdana" fo:font-size="10pt" style:font-size-asian="10pt" style:font-name-complex="Arial"/>
    </style:style>
    <style:style style:name="P5" style:family="paragraph" style:parent-style-name="Standard">
      <style:paragraph-properties fo:text-align="justify" style:justify-single-word="false"/>
      <style:text-properties style:font-name="Verdana" fo:font-size="10pt" fo:language="es" fo:country="ES" fo:font-weight="bold" style:font-size-asian="10pt" style:font-weight-asian="bold" style:font-name-complex="Arial"/>
    </style:style>
    <style:style style:name="P6" style:family="paragraph" style:parent-style-name="Standard">
      <style:paragraph-properties fo:text-align="justify" style:justify-single-word="false"/>
      <style:text-properties style:font-name="Verdana" fo:font-size="10pt" fo:language="es" fo:country="ES" fo:font-weight="normal" style:font-size-asian="10pt" style:font-weight-asian="normal" style:font-name-complex="Ari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Verdana" fo:font-size="10pt" fo:font-weight="normal" style:font-size-asian="10pt" style:font-weight-asian="normal" style:font-name-complex="Ari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Verdana" fo:font-size="10pt" fo:font-style="italic" fo:font-weight="bold" style:font-size-asian="10pt" style:font-style-asian="italic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fo:font-weight="bold" style:font-weight-asian="bold"/>
    </style:style>
    <style:style style:name="P10" style:family="paragraph" style:parent-style-name="Standard">
      <style:paragraph-properties fo:text-align="justify" style:justify-single-word="false"/>
      <style:text-properties style:font-name="Arial" fo:font-size="10pt" fo:font-weight="bold" style:font-size-asian="10pt" style:font-weight-asian="bold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style:font-size-asian="10pt" style:font-name-complex="Arial"/>
    </style:style>
    <style:style style:name="P12" style:family="paragraph" style:parent-style-name="Standard">
      <style:paragraph-properties fo:text-align="justify" style:justify-single-word="false"/>
      <style:text-properties fo:color="#000000" style:font-name="Verdana" fo:font-size="10pt" style:font-size-asian="10pt" style:font-name-complex="Arial" style:font-size-complex="10pt"/>
    </style:style>
    <style:style style:name="P13" style:family="paragraph" style:parent-style-name="Standard">
      <style:paragraph-properties fo:text-align="justify" style:justify-single-word="false"/>
      <style:text-properties fo:color="#000000" style:font-name="Verdana1" fo:font-size="10pt" fo:font-weight="normal" style:font-size-asian="10pt" style:font-weight-asian="normal" style:font-name-complex="Arial" style:font-size-complex="10pt" style:font-weight-complex="normal"/>
    </style:style>
    <style:style style:name="P14" style:family="paragraph" style:parent-style-name="Standard">
      <style:paragraph-properties fo:text-align="justify" style:justify-single-word="false"/>
      <style:text-properties fo:color="#000000" style:font-name="Verdana1" fo:font-size="10pt" fo:font-weight="bold" style:font-size-asian="10pt" style:font-weight-asian="bold" style:font-name-complex="Arial" style:font-size-complex="10pt" style:font-weight-complex="bold"/>
    </style:style>
    <style:style style:name="P15" style:family="paragraph" style:parent-style-name="Standard">
      <style:paragraph-properties fo:text-align="justify" style:justify-single-word="false"/>
      <style:text-properties fo:font-size="10pt" style:font-size-asian="10pt"/>
    </style:style>
    <style:style style:name="P16" style:family="paragraph" style:parent-style-name="Standard" style:list-style-name="L1">
      <style:paragraph-properties fo:text-align="justify" style:justify-single-word="false"/>
      <style:text-properties fo:font-size="10pt" style:font-size-asian="10pt" style:font-weight-complex="normal"/>
    </style:style>
    <style:style style:name="P17" style:family="paragraph" style:parent-style-name="Standard" style:list-style-name="L1">
      <style:paragraph-properties fo:text-align="justify" style:justify-single-word="false"/>
      <style:text-properties style:font-name="Verdana1" fo:font-size="10pt" style:font-size-asian="10pt"/>
    </style:style>
    <style:style style:name="P18" style:family="paragraph" style:parent-style-name="Standard">
      <style:paragraph-properties fo:text-align="justify" style:justify-single-word="false"/>
      <style:text-properties style:font-name="Verdana1" fo:font-size="10pt" fo:font-weight="normal" style:font-size-asian="10pt" style:font-weight-asian="normal" style:font-name-complex="Arial"/>
    </style:style>
    <style:style style:name="P19" style:family="paragraph" style:parent-style-name="Standard">
      <style:paragraph-properties fo:text-align="justify" style:justify-single-word="false"/>
      <style:text-properties fo:color="#303030" style:font-name="Arial1" fo:font-size="8.25pt" fo:font-weight="bold" style:font-size-asian="10pt" style:font-weight-asian="bold" style:font-name-complex="Arial"/>
    </style:style>
    <style:style style:name="P20" style:family="paragraph" style:parent-style-name="Standard" style:list-style-name="L1">
      <style:paragraph-properties fo:text-align="justify" style:justify-single-word="false"/>
    </style:style>
    <style:style style:name="P21" style:family="paragraph" style:parent-style-name="Standard" style:master-page-name="Standard">
      <style:paragraph-properties fo:text-align="justify" style:justify-single-word="false" style:page-number="auto"/>
      <style:text-properties style:font-name="Arial" fo:font-size="8pt" fo:font-weight="bold" style:font-size-asian="8pt" style:font-weight-asian="bold"/>
    </style:style>
    <style:style style:name="P22" style:family="paragraph" style:parent-style-name="Heading_20_1">
      <style:paragraph-properties fo:text-align="justify" style:justify-single-word="false"/>
      <style:text-properties fo:color="#000000" style:font-name-complex="Arial" style:font-size-complex="12pt"/>
    </style:style>
    <style:style style:name="P23" style:family="paragraph" style:parent-style-name="Heading_20_4">
      <style:paragraph-properties fo:text-align="justify" style:justify-single-word="false"/>
      <style:text-properties fo:font-size="10pt" style:font-size-asian="10pt"/>
    </style:style>
    <style:style style:name="P24" style:family="paragraph" style:parent-style-name="Heading_20_4">
      <style:paragraph-properties fo:text-align="justify" style:justify-single-word="false"/>
      <style:text-properties style:font-name="Verdana" fo:font-size="10pt" style:font-size-asian="10pt"/>
    </style:style>
    <style:style style:name="T1" style:family="text">
      <style:text-properties fo:color="#000000" style:font-size-complex="10pt" style:font-weight-complex="normal"/>
    </style:style>
    <style:style style:name="T2" style:family="text">
      <style:text-properties fo:color="#000000" fo:language="es" fo:country="ES" style:font-name-complex="Courier New" style:font-size-complex="10pt"/>
    </style:style>
    <style:style style:name="T3" style:family="text">
      <style:text-properties fo:font-weight="bold" style:font-weight-asian="bold" style:font-name-complex="Arial"/>
    </style:style>
    <style:style style:name="T4" style:family="text">
      <style:text-properties style:font-name="Verdana1" fo:font-size="10pt" style:font-size-asian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<text:bookmark-start text:name="OLE_LINK7"/></text:p>
      <text:p text:style-name="P22">APLICACIONS WEB (LOE)</text:p>
      <text:p text:style-name="P9"/>
      <text:p text:style-name="P10">Objectius</text:p>
      <text:p text:style-name="P10"/>
      <text:p text:style-name="P12">Conèixer les característiques principals i els avantatges i inconvenients de les aplicacions web. </text:p>
      <text:p text:style-name="P12">Aconseguir les habilitats necessàries per tal de configurar aplicacions web com gestors de continguts, portals d'aprenentatge online, wikis o aplicacions ofimàtiques en línia.</text:p>
      <text:p text:style-name="P12">Conèixer les eines disponibles per a la gestió del correu electrònic en línia. Integració del correu electrònic amb eines de gestió personal: tasques, calendari, cites.</text:p>
      <text:p text:style-name="P12">Instal·lació, configuració i ús d'eines wiki per a la documentació de projectes en línia.</text:p>
      <text:p text:style-name="P12">Instal·lació, configuració i administració de plataformes d'ensenyament en línia. </text:p>
      <text:p text:style-name="P12">Dissenyar, posar en marxa, configurar i administrar aplicacions web.</text:p>
      <text:p text:style-name="P11"/>
      <text:p text:style-name="P23">Continguts</text:p>
      <text:p text:style-name="P15"/>
      <text:list xml:id="list1635710585" text:style-name="L1">
        <text:list-item>
          <text:p text:style-name="P17">Instal·lació i configuració d'aplicacions web.</text:p>
        </text:list-item>
        <text:list-item>
          <text:p text:style-name="P17">Correu electrònic web. Gestió de comptes d'usuari.</text:p>
        </text:list-item>
        <text:list-item>
          <text:p text:style-name="P20"><text:span text:style-name="T4">Eines de gestió personal: calendari, cites, tasques...</text:span></text:p>
        </text:list-item>
        <text:list-item>
          <text:p text:style-name="P20"><text:span text:style-name="T4">Aplicacions ofimàtiques web.</text:span></text:p>
        </text:list-item>
        <text:list-item>
          <text:p text:style-name="P20"><text:span text:style-name="T4">Sistemes de gestió de fitxers web. Instal·lació, configuració i administració.</text:span></text:p>
        </text:list-item>
        <text:list-item>
          <text:p text:style-name="P20"><text:span text:style-name="T4">Gestors de continguts web. CMS (Content Managment Systems). Instal·lació, administració i configuració.</text:span></text:p>
        </text:list-item>
        <text:list-item>
          <text:p text:style-name="P20"><text:span text:style-name="T4">Eines de documentació en línia. Wikis. Instal·lació, configuració i ús de Mediawiki.</text:span></text:p>
        </text:list-item>
        <text:list-item>
          <text:p text:style-name="P20"><text:span text:style-name="T4">Instal·lació, configuració i administració de portals web d’aprenentatge a distància. Moodle.</text:span></text:p>
          <text:p text:style-name="P16"/>
        </text:list-item>
      </text:list>
      <text:p text:style-name="P24">Destinataris</text:p>
      <text:p text:style-name="P3"/>
      <text:p text:style-name="P3">Professorat de cicles formatius de la família d'informàtica que hagin d'impartir el crèdit LOE d'aplicacions web, del nou cicle LOE de Sistemes Microinformàtics i Xarxes (SMX).</text:p>
      <text:p text:style-name="P13"/>
      <text:p text:style-name="P14">Documentació</text:p>
      <text:p text:style-name="P14"/>
      <text:p text:style-name="P13">Tota la documentació estarà disponible al Moodle i a la wiki del curs.</text:p>
      <text:p text:style-name="P2"/>
      <text:p text:style-name="P2"><text:bookmark-end text:name="OLE_LINK7"/>Dates i horari</text:p>
      <text:p text:style-name="P4"/>
      <text:p text:style-name="P4">2 sessions presencials, la primera i la última els dilluns 15 de març i el 17 de maig de 9h a 14h.</text:p>
      <text:p text:style-name="P4"/>
      <text:p text:style-name="P4">La resta dels curs es farà de forma semipresencial mitjançant Moodle. Els dilluns de 9h a 14h es dedicaran exclusivament per a donar suport “in situ” als assistents que es connectin al curs Moodle.</text:p>
      <text:p text:style-name="P4"/>
      <text:p text:style-name="P2">Metodologia </text:p>
      <text:p text:style-name="P19"/>
      <text:p text:style-name="P13">Metodologia activa-participativa i pràctica. El professorat que assisteixi al curs haurà de realitzar una sèrie de pràctiques relacionades amb aplicacions web. Se seguiran els continguts proposats en el currículum vigent, centrant-se però ens els aspectes pràctics, proporcionant eines als professors per fer pràctiques a les classes.</text:p>
      <text:p text:style-name="P13"/>
      <text:p text:style-name="P13">S'utilitzaran eines de programari lliure per a realitzar els curs. Els assistents hauran de disposar/instal·lar a casa seva d'un sistema Linux de la família Debian (recomanats Debian 5.0 Lenny i/o Ubuntu 9.10 Karmic).</text:p>
      <text:p text:style-name="P13"/>
      <text:p text:style-name="P14">Avaluació</text:p>
      <text:p text:style-name="P2"/>
      <text:p text:style-name="P13">L'avaluació dels assistents es farà en funció de les activitats que es proposaran al Moodle i a la <text:soft-page-break/>wiki del curs. Serà obligatori entregar totes les tasques proposades. Hi ha 2 sessions presencials, la primera i la última, que són d'assistència obligatòria.</text:p>
      <text:p text:style-name="P13"/>
      <text:p text:style-name="P13"/>
      <text:p text:style-name="P14">Coneixements previs </text:p>
      <text:p text:style-name="P14"/>
      <text:p text:style-name="P18"><text:span text:style-name="T1">Tot i no ser completament imprescindible, pot ser de molta ajuda tenir coneixements previs en sistemes operatius GNU/Linux.</text:span></text:p>
      <text:p text:style-name="P2"/>
      <text:p text:style-name="P3"><text:span text:style-name="T3">Lloc </text:span><text:span text:style-name="T2"><text:s/></text:span></text:p>
      <text:p text:style-name="P5"/>
      <text:p text:style-name="P6">Aula LINUX de l'ETSEIB, planta 8, porta 27, a l'escola d'Enginyeria Industrial situada a l'Av. Diagonal, 647 del Campus Sud de la Universitat Politècnica de Catalunya. </text:p>
      <text:p text:style-name="P5"/>
      <text:p text:style-name="P2">Professors <text:s/></text:p>
      <text:p text:style-name="P2"/>
      <text:p text:style-name="P7">Sergi Tur Badenas, Lluís Pérez Vidal, Josep Vilaplana Pastó</text:p>
      <text:p text:style-name="P8"/>
      <text:p text:style-name="P2">Coordinador</text:p>
      <text:p text:style-name="P2"/>
      <text:p text:style-name="P7">Jordi Bofill Puig. Tel: 93 4015660. Correu electrònic: jordi.bofill­puig@upc.edu 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"/>
    <style:font-face style:name="Courier New" svg:font-family="'Courier New'" style:font-family-generic="modern"/>
    <style:font-face style:name="Verdana1" svg:font-family="Verdan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a" fo:country="E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next-style-name="Standard" style:class="text">
      <style:paragraph-properties fo:keep-with-next="always"/>
      <style:text-properties fo:color="#006633" style:font-name="Arial" fo:font-weight="bold" style:font-weight-asian="bold" style:font-size-complex="10pt"/>
    </style:style>
    <style:style style:name="Heading_20_4" style:display-name="Heading 4" style:family="paragraph" style:parent-style-name="Standard" style:next-style-name="Standard" style:class="text">
      <style:paragraph-properties fo:keep-with-next="always"/>
      <style:text-properties style:font-name="Arial" fo:font-weight="bold" style:font-weight-asian="bold" style:font-name-complex="Arial" style:font-size-complex="10pt" style:font-weight-complex="bold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DejaVu Sans" style:font-size-asian="14pt" style:font-weight-asian="bold" style:font-name-complex="DejaVu Sans" style:font-size-complex="1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Sergi Badenas</meta:initial-creator>
    <meta:creation-date>2010-01-25T10:23:50</meta:creation-date>
    <dc:date>2010-01-25T10:46:07</dc:date>
    <dc:creator>Sergi Badenas</dc:creator>
    <meta:editing-duration>PT00H22M17S</meta:editing-duration>
    <meta:editing-cycles>3</meta:editing-cycles>
    <meta:generator>OpenOffice.org/3.1$Linux OpenOffice.org_project/310m19$Build-9420</meta:generator>
    <meta:document-statistic meta:table-count="0" meta:image-count="0" meta:object-count="0" meta:page-count="2" meta:paragraph-count="37" meta:word-count="464" meta:character-count="3160"/>
  </office:meta>
</office:document-meta>
</file>